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Astronau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K</text:p>
          </table:table-cell>
          <table:table-cell office:value-type="string" calcext:value-type="string">
            <text:p>Drake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oberts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ash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SD</text:p>
          </table:table-cell>
          <table:table-cell office:value-type="string" calcext:value-type="string">
            <text:p>Crusader Industr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Aerosp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Ban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V</text:p>
          </table:table-cell>
          <table:table-cell table:formula="of:=[$Producers.B2]" office:value-type="string" office:string-value="ARGO" calcext:value-type="string">
            <text:p>A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ll B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table:formula="of:=[$Producers.B7]" office:value-type="string" office:string-value="CRSD" calcext:value-type="string">
            <text:p>CRSD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ris-P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37310" calcext:value-type="float">
            <text:p>37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hantman</text:p>
          </table:table-cell>
          <table:table-cell table:formula="of:=[$Producers.B9]" office:value-type="string" office:string-value="BANU" calcext:value-type="string">
            <text:p>BANU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ll C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SRV" calcext:value-type="string">
            <text:p>SRV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Hull B" calcext:value-type="string">
            <text:p>Hull B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-P" calcext:value-type="string">
            <text:p>Idris-P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man" calcext:value-type="string">
            <text:p>Merchantman</text:p>
          </table:table-cell>
          <table:table-cell table:style-name="ce3" table:formula="of:=[$Ships.$B13]" office:value-type="string" office:string-value="Hull C" calcext:value-type="string">
            <text:p>Hull C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0" calcext:value-type="float">
            <text:p>0</text:p>
          </table:table-cell>
          <table:table-cell table:formula="of:=COUNTIF([.E7:.E27];&quot;&gt;0&quot;)" office:value-type="float" office:value="4" calcext:value-type="float">
            <text:p>4</text:p>
          </table:table-cell>
          <table:table-cell table:formula="of:=COUNTIF([.F7:.F27];&quot;&gt;0&quot;)" office:value-type="float" office:value="3" calcext:value-type="float">
            <text:p>3</text:p>
          </table:table-cell>
          <table:table-cell table:formula="of:=COUNTIF([.G7:.G27];&quot;&gt;0&quot;)" office:value-type="float" office:value="4" calcext:value-type="float">
            <text:p>4</text:p>
          </table:table-cell>
          <table:table-cell table:formula="of:=COUNTIF([.H7:.H27];&quot;&gt;0&quot;)" office:value-type="float" office:value="4" calcext:value-type="float">
            <text:p>4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3" calcext:value-type="float">
            <text:p>3</text:p>
          </table:table-cell>
          <table:table-cell table:formula="of:=COUNTIF([.K7:.K27];&quot;&gt;0&quot;)" office:value-type="float" office:value="3" calcext:value-type="float">
            <text:p>3</text:p>
          </table:table-cell>
          <table:table-cell table:formula="of:=COUNTIF([.L7:.L27];&quot;&gt;0&quot;)" office:value-type="float" office:value="3" calcext:value-type="float">
            <text:p>3</text:p>
          </table:table-cell>
          <table:table-cell table:formula="of:=COUNTIF([.M7:.M27];&quot;&gt;0&quot;)" office:value-type="float" office:value="2" calcext:value-type="float">
            <text:p>2</text:p>
          </table:table-cell>
          <table:table-cell table:formula="of:=COUNTIF([.N7:.N27];&quot;&gt;0&quot;)" office:value-type="float" office:value="4" calcext:value-type="float">
            <text:p>4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string" office:string-value="" calcext:value-type="error">
            <text:p>#VALUE!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1999" calcext:value-type="float">
            <text:p>11999</text:p>
          </table:table-cell>
          <table:table-cell table:style-name="ce28" table:formula="of:=SMALL([.G7:.G24];COUNTIF([.G7:.G24];&quot;&lt;=0&quot;)+1)" office:value-type="float" office:value="18000" calcext:value-type="float">
            <text:p>18000</text:p>
          </table:table-cell>
          <table:table-cell table:style-name="ce28" table:formula="of:=SMALL([.H7:.H24];COUNTIF([.H7:.H24];&quot;&lt;=0&quot;)+1)" office:value-type="float" office:value="29999" calcext:value-type="float">
            <text:p>29999</text:p>
          </table:table-cell>
          <table:table-cell table:style-name="ce28" table:formula="of:=SMALL([.I7:.I24];COUNTIF([.I7:.I24];&quot;&lt;=0&quot;)+1)" office:value-type="float" office:value="45000" calcext:value-type="float">
            <text:p>45000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float" office:value="59500" calcext:value-type="float">
            <text:p>59500</text:p>
          </table:table-cell>
          <table:table-cell table:style-name="ce28" table:formula="of:=SMALL([.L7:.L24];COUNTIF([.L7:.L24];&quot;&lt;=0&quot;)+1)" office:value-type="float" office:value="124900" calcext:value-type="float">
            <text:p>124900</text:p>
          </table:table-cell>
          <table:table-cell table:style-name="ce28" table:formula="of:=SMALL([.M7:.M24];COUNTIF([.M7:.M24];&quot;&lt;=0&quot;)+1)" office:value-type="float" office:value="130000" calcext:value-type="float">
            <text:p>130000</text:p>
          </table:table-cell>
          <table:table-cell table:style-name="ce28" table:formula="of:=SMALL([.N7:.N24];COUNTIF([.N7:.N24];&quot;&lt;=0&quot;)+1)" office:value-type="float" office:value="300000" calcext:value-type="float">
            <text:p>300000</text:p>
          </table:table-cell>
          <table:table-cell table:style-name="ce28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0" calcext:value-type="float">
            <text:p>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string" office:string-value="" calcext:value-type="error">
            <text:p>#VALUE!</text:p>
          </table:table-cell>
          <table:table-cell table:style-name="ce27" table:formula="of:=[.E5]-[.E4]" office:value-type="float" office:value="4000" calcext:value-type="float">
            <text:p>4000</text:p>
          </table:table-cell>
          <table:table-cell table:style-name="ce27" table:formula="of:=[.F5]-[.F4]" office:value-type="float" office:value="991" calcext:value-type="float">
            <text:p>991</text:p>
          </table:table-cell>
          <table:table-cell table:style-name="ce27" table:formula="of:=[.G5]-[.G4]" office:value-type="float" office:value="4700" calcext:value-type="float">
            <text:p>4700</text:p>
          </table:table-cell>
          <table:table-cell table:style-name="ce27" table:formula="of:=[.H5]-[.H4]" office:value-type="float" office:value="2001" calcext:value-type="float">
            <text:p>2001</text:p>
          </table:table-cell>
          <table:table-cell table:style-name="ce27" table:formula="of:=[.I5]-[.I4]" office:value-type="float" office:value="0" calcext:value-type="float">
            <text:p>0</text:p>
          </table:table-cell>
          <table:table-cell table:style-name="ce27" table:formula="of:=[.J5]-[.J4]" office:value-type="float" office:value="25000" calcext:value-type="float">
            <text:p>25000</text:p>
          </table:table-cell>
          <table:table-cell table:style-name="ce27" table:formula="of:=[.K5]-[.K4]" office:value-type="float" office:value="2500" calcext:value-type="float">
            <text:p>2500</text:p>
          </table:table-cell>
          <table:table-cell table:style-name="ce27" table:formula="of:=[.L5]-[.L4]" office:value-type="float" office:value="0" calcext:value-type="float">
            <text:p>0</text:p>
          </table:table-cell>
          <table:table-cell table:style-name="ce27" table:formula="of:=[.M5]-[.M4]" office:value-type="float" office:value="36000" calcext:value-type="float">
            <text:p>36000</text:p>
          </table:table-cell>
          <table:table-cell table:style-name="ce27" table:formula="of:=[.N5]-[.N4]" office:value-type="float" office:value="30000" calcext:value-type="float">
            <text:p>30000</text:p>
          </table:table-cell>
          <table:table-cell table:style-name="ce2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SRV',0,10,200,28,231," calcext:value-type="string">
            <text:p>'SRV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Cutlass Black',1,46,220,29,226," calcext:value-type="string">
            <text:p>'Cutlass Black',1,46,22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nstellation',2,96,190,61,439," calcext:value-type="string">
            <text:p>'Constellation',2,96,19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Freelancer Max',3,122,205,38,336," calcext:value-type="string">
            <text:p>'Freelancer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Reclaimer',4,180,80,155,9500," calcext:value-type="string">
            <text:p>'Reclaim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Hull B',3,384,60,49,387," calcext:value-type="string">
            <text:p>'Hull B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Caterpillar',1,577,100,111,1608," calcext:value-type="string">
            <text:p>'Caterpillar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C2 Hercules',5,624,135,94,1410," calcext:value-type="string">
            <text:p>'C2 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Idris-P',4,995,80,233,37310," calcext:value-type="string">
            <text:p>'Idris-P',4,995,80,233,37310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Carrack',6,1000,120,123,4397," calcext:value-type="string">
            <text:p>'Carrack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man',7,3584,90,160,9635," calcext:value-type="string">
            <text:p>'Merchantman',7,3584,90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)" office:value-type="string" office:string-value="'Hull C',3,4608,50,125,886" calcext:value-type="string">
            <text:p>'Hull C',3,4608,50,125,886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8000,11999,22700,32000,0,0,0,124900,166000,330000,0" calcext:value-type="string">
            <text:p>0,8000,11999,22700,32000,0,0,0,124900,166000,330000,0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3:04:35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6T22:42:38.328000000</dc:date>
    <meta:editing-duration>P2DT13H33M36S</meta:editing-duration>
    <meta:editing-cycles>74</meta:editing-cycles>
    <meta:generator>LibreOffice/6.0.7.3$Windows_X86_64 LibreOffice_project/dc89aa7a9eabfd848af146d5086077aeed2ae4a5</meta:generator>
    <meta:document-statistic meta:table-count="5" meta:cell-count="508" meta:object-count="0"/>
  </office:meta>
</office:document-meta>
</file>